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e76993" officeooo:paragraph-rsid="00e76993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officeooo:rsid="0112eed4" officeooo:paragraph-rsid="01214fef" style:font-size-asian="14pt" style:font-size-complex="14pt"/>
    </style:style>
    <style:style style:name="P8" style:family="paragraph" style:parent-style-name="Standard">
      <style:text-properties fo:font-size="14pt" officeooo:rsid="01214fef" officeooo:paragraph-rsid="01214fef" style:font-size-asian="14pt" style:font-size-complex="14pt"/>
    </style:style>
    <style:style style:name="T1" style:family="text">
      <style:text-properties officeooo:rsid="00e76993"/>
    </style:style>
    <style:style style:name="T2" style:family="text">
      <style:text-properties officeooo:rsid="0119f47e"/>
    </style:style>
    <style:style style:name="T3" style:family="text">
      <style:text-properties officeooo:rsid="01214fef"/>
    </style:style>
    <style:style style:name="T4" style:family="text">
      <style:text-properties fo:font-style="italic" officeooo:rsid="01214fef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1214fe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3">Peakwords</text:span>.</text:p>
      <text:p text:style-name="P1">Richard Parker <text:span text:style-name="T1">17.1</text:span>.201<text:span text:style-name="T3">9</text:span></text:p>
      <text:p text:style-name="P5"/>
      <text:p text:style-name="P6">Section 1 – Introduction</text:p>
      <text:p text:style-name="P4"/>
      <text:p text:style-name="P7">This document<text:span text:style-name="T2"> is an attempt to work out what programs are wanted for the various searches for group algebra elements with non-zero nullity. <text:s/>At the moment, the programs have been developed in an </text:span><text:span text:style-name="T4">ad-hoc</text:span><text:span text:style-name="T6"> fashion, and I feel the time has come to attempt a rationalization.</text:span></text:p>
      <text:p text:style-name="P7"><text:span text:style-name="T6"/></text:p>
      <text:p text:style-name="P8"><text:span text:style-name="T6">W</text:span><text:span text:style-name="T5">ith the implementation of the characteristic polynomial function, and the ability to find the roots, in the field, of that polynomial, it becomes fairly routine to find these group-algebra elements for fairly large fields, though improvements in performance would be welcome. <text:s/>For small fields - particularly GF(2) - multiplications will also be needed, and indeed the search for peakwords for, say, M24 mod 2 may need to look through hundreds of millions of algebra elements before finding those with the required propert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9-01-17T07:31:41.462681086</dc:date>
    <meta:editing-duration>P4DT10H15M30S</meta:editing-duration>
    <meta:editing-cycles>430</meta:editing-cycles>
    <meta:generator>LibreOffice/5.1.6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1" meta:paragraph-count="6" meta:word-count="136" meta:character-count="862" meta:non-whitespace-character-count="729"/>
  </office:meta>
</office:document-meta>
</file>